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0b4b" officeooo:paragraph-rsid="00170b4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70b4b" officeooo:paragraph-rsid="00170b4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sk" fo:country="SK" fo:font-weight="normal" officeooo:rsid="001872be" officeooo:paragraph-rsid="00170b4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sk" fo:country="SK" fo:font-weight="bold" officeooo:rsid="001872be" officeooo:paragraph-rsid="0022619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sk" fo:country="SK" fo:font-weight="bold" officeooo:rsid="0022c456" officeooo:paragraph-rsid="0022c45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26193" officeooo:paragraph-rsid="0022619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226193"/>
    </style:style>
    <style:style style:name="T1" style:family="text">
      <style:text-properties fo:language="sk" fo:country="SK" officeooo:rsid="001872be"/>
    </style:style>
    <style:style style:name="T2" style:family="text">
      <style:text-properties fo:language="sk" fo:country="SK" officeooo:rsid="0019d262"/>
    </style:style>
    <style:style style:name="T3" style:family="text">
      <style:text-properties officeooo:rsid="001bbd47"/>
    </style:style>
    <style:style style:name="T4" style:family="text">
      <style:text-properties officeooo:rsid="001d3792"/>
    </style:style>
    <style:style style:name="T5" style:family="text">
      <style:text-properties officeooo:rsid="001decbf"/>
    </style:style>
    <style:style style:name="T6" style:family="text">
      <style:text-properties fo:language="en" fo:country="US" officeooo:rsid="001f6c76"/>
    </style:style>
    <style:style style:name="T7" style:family="text">
      <style:text-properties fo:language="en" fo:country="US" officeooo:rsid="001fb1c5"/>
    </style:style>
    <style:style style:name="T8" style:family="text">
      <style:text-properties officeooo:rsid="001fb1c5"/>
    </style:style>
    <style:style style:name="T9" style:family="text">
      <style:text-properties officeooo:rsid="00208ef3"/>
    </style:style>
    <style:style style:name="T10" style:family="text">
      <style:text-properties officeooo:rsid="00226193"/>
    </style:style>
    <style:style style:name="T11" style:family="text">
      <style:text-properties fo:font-size="12pt" fo:language="sk" fo:country="SK" fo:font-weight="normal" officeooo:rsid="00170b4b" style:font-size-asian="10.5pt" style:font-weight-asian="normal" style:font-size-complex="12pt" style:font-weight-complex="normal"/>
    </style:style>
    <style:style style:name="T12" style:family="text">
      <style:text-properties fo:font-size="12pt" fo:language="sk" fo:country="SK" fo:font-weight="normal" officeooo:rsid="00226193" style:font-size-asian="10.5pt" style:font-weight-asian="normal" style:font-size-complex="12pt" style:font-weight-complex="normal"/>
    </style:style>
    <style:style style:name="T13" style:family="text">
      <style:text-properties fo:font-size="12pt" fo:language="sk" fo:country="SK" fo:font-weight="normal" officeooo:rsid="0022c456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70b4b" style:font-size-asian="10.5pt" style:font-weight-asian="normal" style:font-size-complex="12pt" style:font-weight-complex="normal"/>
    </style:style>
    <style:style style:name="T15" style:family="text">
      <style:text-properties officeooo:rsid="0022c456"/>
    </style:style>
    <style:style style:name="T16" style:family="text">
      <style:text-properties officeooo:rsid="002358eb"/>
    </style:style>
    <style:style style:name="T17" style:family="text">
      <style:text-properties officeooo:rsid="0024037d"/>
    </style:style>
    <style:style style:name="T18" style:family="text">
      <style:text-properties officeooo:rsid="00251b16"/>
    </style:style>
    <style:style style:name="T19" style:family="text">
      <style:text-properties officeooo:rsid="002601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lece</text:p>
      <text:p text:style-name="P2"/>
      <text:p text:style-name="P6">Popis algoritmu</text:p>
      <text:p text:style-name="P7"><text:span text:style-name="T14"><text:tab/></text:span><text:span text:style-name="T11">V algoritme by som si najprv zoradil pole s dravosťami zvierat. Následne by som prešiel zoradené pole od najmen</text:span><text:span text:style-name="T13">š</text:span><text:span text:style-name="T11">ej dravosti po najväčšiu. Počas toho by som vytváral čo najväčšie skupiny </text:span><text:span text:style-name="T12">indexov </text:span><text:span text:style-name="T11">dravostí zvierat. </text:span><text:span text:style-name="T12">A</text:span><text:span text:style-name="T1">ktuálna skupina by sa zmenila, ak by rozdiel medzi aktuálnym indexom dravosti <text:s/>a najmenšou dravosťou z aktuálnej skupiny bol väčší ako </text:span><text:span text:style-name="T2">zadaný </text:span><text:span text:style-name="T1">najväčší rozdiel indexov dravosti, aby sa zvieratá nezožrali.</text:span></text:p>
      <text:p text:style-name="P2"><text:span text:style-name="T1"/></text:p>
      <text:p text:style-name="P4"><text:span text:style-name="T1">Časová zložitosť</text:span></text:p>
      <text:p text:style-name="P3"><text:tab/>Časová zložitosť algoritmu je O(n log n), <text:span text:style-name="T10">kde n je počet indexov dravostí.</text:span> <text:span text:style-name="T10">P</text:span>retože zoradenie je O(n log n) a <text:span text:style-name="T16">p</text:span>rejdenie zoradeného poľa je O(n), čo spolu môžeme zapísať ako O(n(log n + 1)). Po odstránení konštanty to je O(n log n).</text:p>
      <text:p text:style-name="P3"/>
      <text:p text:style-name="P5">Zdôvodnenie správnosti</text:p>
      <text:p text:style-name="P3"><text:tab/><text:span text:style-name="T17">P</text:span><text:span text:style-name="T15">ole s dravosťami </text:span><text:span text:style-name="T17">je </text:span><text:span text:style-name="T15">zoradené</text:span><text:span text:style-name="T4"> </text:span><text:span text:style-name="T5">a </text:span><text:span text:style-name="T15">všetky skupiny</text:span><text:span text:style-name="T5"> sú podľa toho vytvorené najväčšie, aké môžu byť. </text:span><text:span text:style-name="T18">Pri rozdelení jednej skupiny, sa odstráni maximálne jedna iná skupina. Teda </text:span><text:span text:style-name="T9">keď nejakú skupinu náhodne rozdelíme, dostaneme pri najlepšom rovnaký počet skupín ako pri mojom </text:span><text:span text:style-name="T19">pôvodnom </text:span><text:span text:style-name="T9">postup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09:17:28.333000000</meta:creation-date>
    <meta:generator>LibreOffice/7.2.2.2$Windows_X86_64 LibreOffice_project/02b2acce88a210515b4a5bb2e46cbfb63fe97d56</meta:generator>
    <dc:date>2021-12-17T21:20:03.884000000</dc:date>
    <meta:editing-duration>PT4H7M6S</meta:editing-duration>
    <meta:editing-cycles>9</meta:editing-cycles>
    <dc:creator>Renáta Madzinová</dc:creator>
    <meta:document-statistic meta:table-count="0" meta:image-count="0" meta:object-count="0" meta:page-count="1" meta:paragraph-count="7" meta:word-count="155" meta:character-count="993" meta:non-whitespace-character-count="841"/>
  </office:meta>
</office:document-meta>
</file>